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.getValueSuppress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setClassNameAttribute( String class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IdMapp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newContext( Object new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.set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Object bean , Map variables , Log log , BindingConfiguration binding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xt.setVariabl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pushOptions( 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ObjectString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setVariables(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O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.getClassNam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Object bean , Log log , BindingConfiguration binding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popO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.get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Map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Object bean ,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InheritedOption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xt.setValueSuppressionStrategy( ValueSuppressionStrategy valueSuppression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ntext( Object bean , Map variables ,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